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2pt" officeooo:rsid="00026ba3" officeooo:paragraph-rsid="00026ba3" style:font-size-asian="22pt" style:font-size-complex="22pt"/>
    </style:style>
    <style:style style:name="P2" style:family="paragraph" style:parent-style-name="Standard">
      <style:text-properties fo:font-size="14pt" fo:font-weight="bold" officeooo:rsid="00026ba3" officeooo:paragraph-rsid="00026ba3" style:font-size-asian="12.25pt" style:font-weight-asian="bold" style:font-size-complex="14pt" style:font-weight-complex="bold"/>
    </style:style>
    <style:style style:name="P3" style:family="paragraph" style:parent-style-name="Standard">
      <style:text-properties fo:font-size="14pt" fo:font-weight="normal" officeooo:rsid="00026ba3" officeooo:paragraph-rsid="00026ba3" style:font-size-asian="12.25pt" style:font-weight-asian="normal" style:font-size-complex="14pt" style:font-weight-complex="normal"/>
    </style:style>
    <style:style style:name="T1" style:family="text">
      <style:text-properties officeooo:rsid="000358b6"/>
    </style:style>
    <style:style style:name="T2" style:family="text">
      <style:text-properties officeooo:rsid="0003a976"/>
    </style:style>
    <style:style style:name="T3" style:family="text">
      <style:text-properties officeooo:rsid="00052f7f"/>
    </style:style>
    <style:style style:name="T4" style:family="text">
      <style:text-properties officeooo:rsid="0005735d"/>
    </style:style>
    <style:style style:name="T5" style:family="text">
      <style:text-properties officeooo:rsid="00075ab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cky Feast Design Document</text:p>
      <text:p text:style-name="P1"/>
      <text:p text:style-name="P2">Table of Contents:</text:p>
      <text:p text:style-name="P3"/>
      <text:p text:style-name="P2">Overview:</text:p>
      <text:p text:style-name="P3"><text:tab/>Lucky Feast is a web-app designed for both browsers and mobile devices, with which users can properly and adequately plan for potlucks in a convenient and organized fashion. Users can plan for potlucks and parties by managing the host locations, guest lists, time of events and desired dishes and/or equipment guests can bring.</text:p>
      <text:p text:style-name="P3"><text:tab/><text:span text:style-name="T1">When an event is created, a user is designated as the host. The host can modify the parameters of the event, add desired dishes and/or equipment, and invite guests. The host can manage the events he creates.</text:span></text:p>
      <text:p text:style-name="P3"><text:tab/><text:span text:style-name="T1">A guest can RSVP for an event and then volunteer for a certain dish to provide. Alternatively a guest may add a new dish they wish to bring. The guest can view the upcoming events she has been invited to, as well as past events and dishes prepared.</text:span></text:p>
      <text:p text:style-name="P3"><text:tab/><text:span text:style-name="T2">One key feature of Lucky Feast is recipe-sharing. Users, both hosts and guests, can rate the various dishes that are provided. If the dish has a recipe featured on the site, higher ranked dishes will be featured on a recipe index page, as well as be suggested when the host is designating a dish or a guest is volunteering a dish. </text:span></text:p>
      <text:p text:style-name="P3"><text:tab/><text:span text:style-name="T3">Recipes can be manually entered by users. Basic information will be provided by the user, such as serving size, equipment required, total cooking time (preparation, cooking and cooling), ingredient list and the cooking instructions. The user entering the instructions may also suggest substitutions for certain ingredients. The app will also automatically suggest common and preferred substitutions when a user highlights an ingredient. </text:span></text:p>
      <text:p text:style-name="P3"><text:tab/><text:span text:style-name="T4">The recipe view has features such as scaling the recipe for the size of the expected party (pulled from the current event). Another feature is the ability to swap recipe ingredients with common substitutions for based on dietary restrictions, as well as on a case-by-case basis per ingredient.</text:span></text:p>
      <text:p text:style-name="P3"><text:tab/><text:span text:style-name="T5">Another feature of the recipe view is automatic calories and nutritional information estimates. Such information will be adjusted based on substitutions as well as recipe scaling.</text:span></text:p>
      <text:p text:style-name="P3"><text:tab/><text:span text:style-name="T5">Last but not least is the option to print a shopping list based on a recipe. Again, this list can be scaled for event size, as well as amended with recipes for upcoming events adjacent to the date of the selected ev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6T13:37:34.465755189</meta:creation-date>
    <dc:date>2018-07-06T16:41:40.411319566</dc:date>
    <meta:editing-duration>PT2H53M56S</meta:editing-duration>
    <meta:editing-cycles>6</meta:editing-cycles>
    <meta:generator>LibreOffice/5.1.6.2$Linux_X86_64 LibreOffice_project/10m0$Build-2</meta:generator>
    <meta:document-statistic meta:table-count="0" meta:image-count="0" meta:object-count="0" meta:page-count="1" meta:paragraph-count="11" meta:word-count="385" meta:character-count="2303" meta:non-whitespace-character-count="1919"/>
  </office:meta>
</office:document-meta>
</file>